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e20ea7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style:font-name="Courier New" officeooo:rsid="03b8181e"/>
    </style:style>
    <style:style style:name="T20" style:family="text">
      <style:text-properties style:font-name="Courier New" officeooo:rsid="03d31711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dde676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4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/text:p>
            <text:p text:style-name="P8">or</text:p>
            <text:p text:style-name="P9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 | error]);</text:span></text:span></text:p>
            <text:p text:style-name="P8">or</text:p>
            <text:p text:style-name="P12"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8">essage </text:span><text:span text:style-name="T21">OR error</text:span>);</text:p>
          </table:table-cell>
          <table:table-cell table:style-name="Table5.B7" office:value-type="string">
            <text:p text:style-name="P14">celestra.assertFail(m<text:span text:style-name="T18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15"><text:span text:style-name="Source_20_Text"><text:span text:style-name="T17">assert.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7">celestra.assert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9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P15"><text:span text:style-name="Source_20_Text"><text:span text:style-name="T17">assert.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11" office:value-type="string">
            <text:p text:style-name="P15"><text:span text:style-name="Source_20_Text"><text:span text:style-name="T17">celestra.assert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7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7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14" office:value-type="string">
            <text:p text:style-name="P16"><text:span text:style-name="T18">celestra</text:span>.assertMatch(s<text:span text:style-name="T18">tring</text:span>,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7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7">celestra.assertNotDeepStrictEqual(value1, value2 [, message | error]);</text:span></text:span></text:p>
            <text:p text:style-name="P18">or</text:p>
            <text:p text:style-name="P19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7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7">celestra.assertNotStrictEqual(value1, value2 [, message | error]);</text:span></text:span></text:p>
            <text:p text:style-name="P8">or </text:p>
            <text:p text:style-name="P12"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7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7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7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3">assert.</text:span><text:span text:style-name="T24">T</text:span>hrows<text:span text:style-name="T23">(callback </text:span><text:span text:style-name="Source_20_Text"><text:span text:style-name="T25">[, message | error]);</text:span></text:span></text:p>
          </table:table-cell>
          <table:table-cell table:style-name="Table5.B20" office:value-type="string">
            <text:p text:style-name="P21"><text:span text:style-name="T26">c</text:span>elestra.assertThrows(callback <text:span text:style-name="Source_20_Text"><text:span text:style-name="T17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07T16:47:54.355420700</dc:date>
    <meta:print-date>2025-08-29T16:24:14.430664400</meta:print-date>
    <meta:editing-cycles>995</meta:editing-cycles>
    <meta:editing-duration>P1DT4H28M24S</meta:editing-duration>
    <meta:printed-by>PDF files</meta:printed-by>
    <meta:document-statistic meta:table-count="1" meta:image-count="0" meta:object-count="0" meta:page-count="1" meta:paragraph-count="50" meta:word-count="256" meta:character-count="2432" meta:non-whitespace-character-count="2223"/>
    <meta:template xlink:type="simple" xlink:actuate="onRequest" xlink:title="" xlink:href="Normal.dotm"/>
  </office:meta>
</office:document-meta>
</file>